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KaitiM GB1" svg:font-family="'AR PL KaitiM GB'"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63in" fo:margin-left="-0.0167in" table:align="left"/>
    </style:style>
    <style:style style:name="Table1.A" style:family="table-column">
      <style:table-column-properties style:column-width="1.1042in"/>
    </style:style>
    <style:style style:name="Table1.B" style:family="table-column">
      <style:table-column-properties style:column-width="1in"/>
    </style:style>
    <style:style style:name="Table1.C" style:family="table-column">
      <style:table-column-properties style:column-width="3.7604in"/>
    </style:style>
    <style:style style:name="Table1.D" style:family="table-column">
      <style:table-column-properties style:column-width="0.791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563in" fo:margin-left="-0.0167in" table:align="left"/>
    </style:style>
    <style:style style:name="Table2.A" style:family="table-column">
      <style:table-column-properties style:column-width="1.0938in"/>
    </style:style>
    <style:style style:name="Table2.B" style:family="table-column">
      <style:table-column-properties style:column-width="1.0104in"/>
    </style:style>
    <style:style style:name="Table2.C" style:family="table-column">
      <style:table-column-properties style:column-width="3.7604in"/>
    </style:style>
    <style:style style:name="Table2.D" style:family="table-column">
      <style:table-column-properties style:column-width="0.7917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7" style:family="table-row">
      <style:table-row-properties style:min-row-height="0.1854in"/>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paragraph-rsid="0013cc2f" style:font-weight-asian="bold" style:font-weight-complex="bold"/>
    </style:style>
    <style:style style:name="P3" style:family="paragraph" style:parent-style-name="Standard">
      <style:text-properties style:text-underline-style="solid" style:text-underline-width="auto" style:text-underline-color="font-color" fo:font-weight="bold" officeooo:paragraph-rsid="000df773" style:font-weight-asian="bold" style:font-weight-complex="bold"/>
    </style:style>
    <style:style style:name="P4" style:family="paragraph" style:parent-style-name="Standard">
      <style:text-properties style:text-underline-style="solid" style:text-underline-width="auto" style:text-underline-color="font-color" fo:font-weight="bold" officeooo:paragraph-rsid="001d6628" style:font-weight-asian="bold" style:font-weight-complex="bold"/>
    </style:style>
    <style:style style:name="P5" style:family="paragraph" style:parent-style-name="Standard">
      <style:text-properties officeooo:paragraph-rsid="0012d5db"/>
    </style:style>
    <style:style style:name="P6" style:family="paragraph" style:parent-style-name="Standard">
      <style:text-properties officeooo:paragraph-rsid="00175c37"/>
    </style:style>
    <style:style style:name="P7" style:family="paragraph" style:parent-style-name="Standard">
      <style:text-properties officeooo:paragraph-rsid="0017b267"/>
    </style:style>
    <style:style style:name="P8" style:family="paragraph" style:parent-style-name="Standard">
      <style:text-properties officeooo:paragraph-rsid="001a2b53"/>
    </style:style>
    <style:style style:name="P9" style:family="paragraph" style:parent-style-name="Standard">
      <style:text-properties officeooo:paragraph-rsid="001d6628"/>
    </style:style>
    <style:style style:name="P10" style:family="paragraph" style:parent-style-name="Standard">
      <style:text-properties officeooo:paragraph-rsid="001db067"/>
    </style:style>
    <style:style style:name="P11" style:family="paragraph" style:parent-style-name="Standard">
      <style:text-properties fo:font-style="normal" style:text-underline-style="solid" style:text-underline-width="auto" style:text-underline-color="font-color" fo:font-weight="bold" officeooo:paragraph-rsid="0022aa3e"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fo:font-size="22pt" style:font-size-asian="22pt" style:font-size-complex="22pt"/>
    </style:style>
    <style:style style:name="P1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4pt" officeooo:paragraph-rsid="000c0785" style:font-size-asian="14pt" style:font-size-complex="14pt"/>
    </style:style>
    <style:style style:name="P15" style:family="paragraph" style:parent-style-name="Standard">
      <style:text-properties officeooo:paragraph-rsid="002cc054"/>
    </style:style>
    <style:style style:name="P16" style:family="paragraph" style:parent-style-name="Standard">
      <style:paragraph-properties fo:margin-left="0in" fo:margin-right="0in" fo:text-indent="0.2402in" style:auto-text-indent="false"/>
      <style:text-properties officeooo:paragraph-rsid="0022aa3e"/>
    </style:style>
    <style:style style:name="P17" style:family="paragraph" style:parent-style-name="Standard">
      <style:paragraph-properties fo:margin-left="0in" fo:margin-right="0in" fo:text-indent="0.2402in" style:auto-text-indent="false"/>
      <style:text-properties officeooo:paragraph-rsid="00264f14"/>
    </style:style>
    <style:style style:name="P18" style:family="paragraph" style:parent-style-name="Standard">
      <style:paragraph-properties fo:margin-left="0in" fo:margin-right="0in" fo:text-indent="0.2402in" style:auto-text-indent="false"/>
      <style:text-properties officeooo:paragraph-rsid="0029dfc0"/>
    </style:style>
    <style:style style:name="P19" style:family="paragraph" style:parent-style-name="Standard">
      <style:paragraph-properties fo:margin-left="0in" fo:margin-right="0in" fo:text-indent="0.2402in" style:auto-text-indent="false"/>
      <style:text-properties officeooo:paragraph-rsid="001e11e6"/>
    </style:style>
    <style:style style:name="P20" style:family="paragraph" style:parent-style-name="Standard">
      <style:paragraph-properties fo:margin-left="0in" fo:margin-right="0in" fo:text-indent="0.2402in" style:auto-text-indent="false"/>
      <style:text-properties officeooo:paragraph-rsid="0013cc2f"/>
    </style:style>
    <style:style style:name="P21" style:family="paragraph" style:parent-style-name="Standard">
      <style:paragraph-properties fo:margin-left="0in" fo:margin-right="0in" fo:text-indent="0.2402in" style:auto-text-indent="false"/>
      <style:text-properties officeooo:paragraph-rsid="00175c37"/>
    </style:style>
    <style:style style:name="P22" style:family="paragraph" style:parent-style-name="Standard">
      <style:paragraph-properties fo:margin-left="0in" fo:margin-right="0in" fo:text-indent="0.2402in" style:auto-text-indent="false"/>
      <style:text-properties officeooo:paragraph-rsid="001db067"/>
    </style:style>
    <style:style style:name="P23" style:family="paragraph" style:parent-style-name="Standard">
      <style:paragraph-properties fo:margin-left="0in" fo:margin-right="0in" fo:text-indent="0.2402in" style:auto-text-indent="false"/>
      <style:text-properties officeooo:paragraph-rsid="001d6628"/>
    </style:style>
    <style:style style:name="P24" style:family="paragraph" style:parent-style-name="Standard">
      <style:paragraph-properties fo:margin-left="0in" fo:margin-right="0in" fo:text-indent="0.2402in" style:auto-text-indent="false"/>
      <style:text-properties officeooo:paragraph-rsid="00121bb7"/>
    </style:style>
    <style:style style:name="P25" style:family="paragraph" style:parent-style-name="Standard">
      <style:paragraph-properties fo:margin-left="0in" fo:margin-right="0in" fo:text-indent="0.2402in" style:auto-text-indent="false"/>
      <style:text-properties officeooo:paragraph-rsid="0012d5db"/>
    </style:style>
    <style:style style:name="P26" style:family="paragraph" style:parent-style-name="Standard">
      <style:paragraph-properties fo:margin-left="0in" fo:margin-right="0in" fo:text-indent="0.2402in" style:auto-text-indent="false"/>
      <style:text-properties officeooo:paragraph-rsid="002b06dd"/>
    </style:style>
    <style:style style:name="P27" style:family="paragraph" style:parent-style-name="Standard">
      <style:paragraph-properties fo:margin-left="0in" fo:margin-right="0in" fo:text-indent="0.2402in" style:auto-text-indent="false"/>
      <style:text-properties officeooo:paragraph-rsid="0031170b"/>
    </style:style>
    <style:style style:name="P28" style:family="paragraph" style:parent-style-name="Standard">
      <style:paragraph-properties fo:margin-left="0in" fo:margin-right="0in" fo:text-indent="0.2402in" style:auto-text-indent="false"/>
      <style:text-properties officeooo:paragraph-rsid="002cc054"/>
    </style:style>
    <style:style style:name="P29" style:family="paragraph" style:parent-style-name="Header">
      <style:paragraph-properties fo:text-align="end" style:justify-single-word="false"/>
      <style:text-properties officeooo:paragraph-rsid="002313d1"/>
    </style:style>
    <style:style style:name="P30" style:family="paragraph" style:parent-style-name="Preformatted_20_Text">
      <style:text-properties officeooo:paragraph-rsid="000f817f"/>
    </style:style>
    <style:style style:name="P31" style:family="paragraph" style:parent-style-name="Preformatted_20_Text">
      <style:text-properties style:font-name="Courier New" officeooo:paragraph-rsid="000f817f"/>
    </style:style>
    <style:style style:name="P32" style:family="paragraph" style:parent-style-name="Preformatted_20_Text">
      <style:text-properties style:font-name="Courier New" officeooo:paragraph-rsid="0010dc89"/>
    </style:style>
    <style:style style:name="P33" style:family="paragraph" style:parent-style-name="Preformatted_20_Text">
      <style:text-properties style:font-name="Courier New" officeooo:paragraph-rsid="00121bb7"/>
    </style:style>
    <style:style style:name="P34" style:family="paragraph" style:parent-style-name="Preformatted_20_Text">
      <style:text-properties style:font-name="Courier New" officeooo:paragraph-rsid="0012d5db"/>
    </style:style>
    <style:style style:name="P35" style:family="paragraph" style:parent-style-name="Table_20_Contents">
      <style:text-properties officeooo:paragraph-rsid="0017b267"/>
    </style:style>
    <style:style style:name="P36" style:family="paragraph" style:parent-style-name="Table_20_Contents">
      <style:text-properties officeooo:paragraph-rsid="00183b5f"/>
    </style:style>
    <style:style style:name="P37" style:family="paragraph" style:parent-style-name="Table_20_Contents">
      <style:text-properties officeooo:paragraph-rsid="001a2b53"/>
    </style:style>
    <style:style style:name="P38" style:family="paragraph" style:parent-style-name="Table_20_Contents">
      <style:text-properties officeooo:paragraph-rsid="001d6628"/>
    </style:style>
    <style:style style:name="P39" style:family="paragraph" style:parent-style-name="Table_20_Contents">
      <style:text-properties officeooo:paragraph-rsid="001db067"/>
    </style:style>
    <style:style style:name="P40" style:family="paragraph" style:parent-style-name="Table_20_Contents">
      <style:text-properties officeooo:paragraph-rsid="001e11e6"/>
    </style:style>
    <style:style style:name="P41" style:family="paragraph" style:parent-style-name="Table_20_Contents">
      <style:text-properties officeooo:paragraph-rsid="0027ac12"/>
    </style:style>
    <style:style style:name="P42" style:family="paragraph">
      <style:text-properties fo:font-size="14pt" style:font-size-asian="14pt" style:font-size-complex="14pt"/>
    </style:style>
    <style:style style:name="P43" style:family="paragraph">
      <style:paragraph-properties fo:text-align="center"/>
    </style:style>
    <style:style style:name="P44" style:family="paragraph">
      <style:paragraph-properties fo:text-align="center"/>
      <style:text-properties fo:font-size="14pt" style:font-size-asian="14pt" style:font-size-complex="14pt"/>
    </style:style>
    <style:style style:name="T1" style:family="text">
      <style:text-properties officeooo:rsid="000c0785"/>
    </style:style>
    <style:style style:name="T2" style:family="text">
      <style:text-properties style:font-name="Times New Roman" officeooo:rsid="000c0785" style:font-name-complex="Times New Roman1"/>
    </style:style>
    <style:style style:name="T3" style:family="text">
      <style:text-properties style:font-name="Times New Roman" officeooo:rsid="0022aa3e" style:font-name-complex="Times New Roman1"/>
    </style:style>
    <style:style style:name="T4" style:family="text">
      <style:text-properties officeooo:rsid="000df773"/>
    </style:style>
    <style:style style:name="T5" style:family="text">
      <style:text-properties officeooo:rsid="000f817f"/>
    </style:style>
    <style:style style:name="T6" style:family="text">
      <style:text-properties officeooo:rsid="0010dc89"/>
    </style:style>
    <style:style style:name="T7" style:family="text">
      <style:text-properties officeooo:rsid="00121bb7"/>
    </style:style>
    <style:style style:name="T8" style:family="text">
      <style:text-properties officeooo:rsid="0012d5db"/>
    </style:style>
    <style:style style:name="T9" style:family="text">
      <style:text-properties officeooo:rsid="0013cc2f"/>
    </style:style>
    <style:style style:name="T10" style:family="text">
      <style:text-properties officeooo:rsid="0015aae0"/>
    </style:style>
    <style:style style:name="T11" style:family="text">
      <style:text-properties officeooo:rsid="00175c37"/>
    </style:style>
    <style:style style:name="T12" style:family="text">
      <style:text-properties officeooo:rsid="0017b267"/>
    </style:style>
    <style:style style:name="T13" style:family="text">
      <style:text-properties officeooo:rsid="00183b5f"/>
    </style:style>
    <style:style style:name="T14" style:family="text">
      <style:text-properties officeooo:rsid="00197cf1"/>
    </style:style>
    <style:style style:name="T15" style:family="text">
      <style:text-properties officeooo:rsid="001a2b53"/>
    </style:style>
    <style:style style:name="T16" style:family="text">
      <style:text-properties officeooo:rsid="001b406a"/>
    </style:style>
    <style:style style:name="T17" style:family="text">
      <style:text-properties officeooo:rsid="001b671c"/>
    </style:style>
    <style:style style:name="T18" style:family="text">
      <style:text-properties officeooo:rsid="001d6628"/>
    </style:style>
    <style:style style:name="T19" style:family="text">
      <style:text-properties officeooo:rsid="001db067"/>
    </style:style>
    <style:style style:name="T20" style:family="text">
      <style:text-properties officeooo:rsid="001e11e6"/>
    </style:style>
    <style:style style:name="T21" style:family="text">
      <style:text-properties officeooo:rsid="001e6c73"/>
    </style:style>
    <style:style style:name="T22" style:family="text">
      <style:text-properties officeooo:rsid="0021e03b"/>
    </style:style>
    <style:style style:name="T23" style:family="text">
      <style:text-properties officeooo:rsid="0022aa3e"/>
    </style:style>
    <style:style style:name="T24" style:family="text">
      <style:text-properties officeooo:rsid="002313d1"/>
    </style:style>
    <style:style style:name="T25" style:family="text">
      <style:text-properties officeooo:rsid="0024c5f8"/>
    </style:style>
    <style:style style:name="T26" style:family="text">
      <style:text-properties officeooo:rsid="002722ca"/>
    </style:style>
    <style:style style:name="T27" style:family="text">
      <style:text-properties officeooo:rsid="0027ac12"/>
    </style:style>
    <style:style style:name="T28" style:family="text">
      <style:text-properties officeooo:rsid="00284936"/>
    </style:style>
    <style:style style:name="T29" style:family="text">
      <style:text-properties officeooo:rsid="0029dfc0"/>
    </style:style>
    <style:style style:name="T30" style:family="text">
      <style:text-properties officeooo:rsid="002a7f8b"/>
    </style:style>
    <style:style style:name="T31" style:family="text">
      <style:text-properties officeooo:rsid="002b06dd"/>
    </style:style>
    <style:style style:name="T32" style:family="text">
      <style:text-properties officeooo:rsid="002cc054"/>
    </style:style>
    <style:style style:name="T33" style:family="text">
      <style:text-properties officeooo:rsid="002d3aaf"/>
    </style:style>
    <style:style style:name="T34" style:family="text">
      <style:text-properties officeooo:rsid="002dbfe0"/>
    </style:style>
    <style:style style:name="T35" style:family="text">
      <style:text-properties officeooo:rsid="002f3758"/>
    </style:style>
    <style:style style:name="T36" style:family="text">
      <style:text-properties officeooo:rsid="0031170b"/>
    </style:style>
    <style:style style:name="T37" style:family="text">
      <style:text-properties officeooo:rsid="00312b18"/>
    </style:style>
    <style:style style:name="T38" style:family="text">
      <style:text-properties fo:font-size="14pt" style:font-size-asian="14pt" style:font-size-complex="14pt"/>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solid" draw:fill-color="#ffff66" draw:textarea-horizontal-align="justify" draw:textarea-vertical-align="middle" draw:auto-grow-height="false" style:run-through="foreground"/>
    </style:style>
    <style:style style:name="gr3" style:family="graphic">
      <style:graphic-properties draw:stroke="none" svg:stroke-color="#000000" draw:fill="none" draw:fill-color="#ffffff" fo:min-height="0.3752in" style:run-through="foreground"/>
    </style:style>
    <style:style style:name="gr4" style:family="graphic">
      <style:graphic-properties draw:fill="solid" draw:fill-color="#cfe7f5" draw:textarea-horizontal-align="justify" draw:textarea-vertical-align="middle" draw:auto-grow-height="false" style:run-through="foreground"/>
    </style:style>
    <style:style style:name="gr5" style:family="graphic">
      <style:graphic-properties draw:stroke="none" svg:stroke-color="#000000" draw:fill="none" draw:fill-color="#ffffff" fo:min-height="0.2811in" style:run-through="foreground"/>
    </style:style>
    <style:style style:name="gr6" style:family="graphic">
      <style:graphic-properties style:run-through="foreground"/>
    </style:style>
    <style:style style:name="gr7" style:family="graphic">
      <style:graphic-properties svg:stroke-width="0.0201in" draw:fill="solid" draw:fill-color="#aecf00" draw:textarea-horizontal-align="justify" draw:textarea-vertical-align="middle" draw:auto-grow-height="false" fo:padding-top="0.0098in" fo:padding-bottom="0.0098in" fo:padding-left="0.0098in" fo:padding-right="0.0098in" style:run-through="foreground"/>
    </style:style>
    <style:style style:name="gr8" style:family="graphic">
      <style:graphic-properties svg:stroke-width="0.0201in" svg:stroke-color="#000000" draw:textarea-horizontal-align="center" draw:textarea-vertical-align="middle" fo:padding-top="0.0098in" fo:padding-bottom="0.0098in" fo:padding-left="0.0098in" fo:padding-right="0.0098in" style:run-through="foreground"/>
    </style:style>
    <style:style style:name="gr9" style:family="graphic">
      <style:graphic-properties draw:stroke="none" svg:stroke-color="#000000" draw:fill="none" draw:fill-color="#ffffff" fo:min-height="0.3736in" style:run-through="foreground"/>
    </style:style>
    <style:style style:name="gr10" style:family="graphic">
      <style:graphic-properties draw:stroke="none" svg:stroke-color="#000000" draw:fill="none" draw:fill-color="#ffffff" fo:min-height="0.3728in" style:run-through="foreground"/>
    </style:style>
    <style:style style:name="gr11" style:family="graphic">
      <style:graphic-properties draw:stroke="none" svg:stroke-color="#000000" draw:fill="none" draw:fill-color="#ffffff" fo:min-height="0.3126in" style:run-through="foreground"/>
    </style:style>
    <style:style style:name="gr12" style:family="graphic">
      <style:graphic-properties draw:marker-start="" draw:marker-end="Arrowheads_20_1" draw:textarea-horizontal-align="center" draw:textarea-vertical-align="middle" style:run-through="foreground"/>
    </style:style>
    <style:style style:name="gr13" style:family="graphic">
      <style:graphic-properties draw:marker-end="Arrowheads_20_1" draw:textarea-horizontal-align="center" draw:textarea-vertical-align="middle" style:run-through="foreground"/>
    </style:style>
    <style:style style:name="gr14" style:family="graphic">
      <style:graphic-properties draw:stroke="none" svg:stroke-color="#000000" draw:fill="none" draw:fill-color="#ffffff" fo:min-height="0.2709in" style:run-through="foreground"/>
    </style:style>
    <style:style style:name="gr15" style:family="graphic">
      <style:graphic-properties draw:stroke="none" svg:stroke-color="#000000" draw:fill="none" draw:fill-color="#ffffff" fo:min-height="0.4165in" style:run-through="foreground"/>
    </style:style>
    <style:style style:name="gr16" style:family="graphic">
      <style:graphic-properties draw:stroke="none" svg:stroke-color="#000000" draw:fill="none" draw:fill-color="#ffffff" fo:min-height="0.3543in" style:run-through="foreground"/>
    </style:style>
    <style:style style:name="gr17" style:family="graphic">
      <style:graphic-properties draw:stroke="none" svg:stroke-color="#000000" draw:fill="none" draw:fill-color="#ffffff" fo:min-height="0.3437in" style:run-through="foreground"/>
    </style:style>
    <style:style style:name="gr18" style:family="graphic">
      <style:graphic-properties draw:stroke="none" svg:stroke-color="#000000" draw:fill="none" draw:fill-color="#ffffff" fo:min-height="0.4791in" style:run-through="foreground"/>
    </style:style>
    <style:style style:name="gr19" style:family="graphic">
      <style:graphic-properties draw:stroke="none" svg:stroke-color="#000000" draw:fill="none" draw:fill-color="#ffffff" fo:min-height="0.3709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William Strickland</text:span></text:p>
      <text:p text:style-name="P29"><text:span text:style-name="T1">COP 6938 Fall 2012</text:span></text:p>
      <text:p text:style-name="P29"><text:span text:style-name="T1">10/10/2012</text:span></text:p>
      <text:p text:style-name="P12"><text:span text:style-name="T2"/></text:p>
      <text:p text:style-name="P13"><text:span text:style-name="T3">I</text:span><text:span text:style-name="T2">mage </text:span><text:span text:style-name="T3">E</text:span><text:span text:style-name="T2">volution </text:span><text:span text:style-name="T3">S</text:span><text:span text:style-name="T2">ervice</text:span></text:p>
      <text:p text:style-name="P14"><text:span text:style-name="T1">Term Project Design Document</text:span></text:p>
      <text:p text:style-name="Standard"/>
      <text:p text:style-name="Standard"/>
      <text:p text:style-name="P11"><text:span text:style-name="T23">Application Infrastructure</text:span></text:p>
      <text:p text:style-name="P16"><text:span text:style-name="T23">The infrastructure design for this application will be to have Java Tomcat 7 instances started and managed by AWS Elastic Beanstalk handle both front-end (user web interface) and back-end (image evolution computation). Both the front-end and back-end code will be performed by the Java WAR package deployed to Elastic Beanstalk, but in different threads. The most promising trigger metric at this time is CPU utilization.</text:span></text:p>
      <text:p text:style-name="P16"><text:span text:style-name="T23"/></text:p>
      <text:p text:style-name="P16"><text:span text:style-name="T23">Separating the front-end and back-end functionality into separate WAR applications and using latency and CPU utilization respectively as triggers was also considered. It was decided that doing this added to the coding effort and management complexity without providing clear benefit in elasticity or scalability.</text:span></text:p>
      <text:p text:style-name="P16"><text:span text:style-name="T23"/></text:p>
      <text:p text:style-name="P17"><text:span text:style-name="T24">In addition to providing computation services with Elastic Beanstalk, AWS will also provide storage and coordination services. The storage resources will be provided by a combination of S3 and SimpleDB. In this application blob ('large' binary object) storage will be provided by S3 </text:span><text:span text:style-name="T26">and metadata storage will be provided by SimpleDB.</text:span></text:p>
      <text:p text:style-name="P17"><text:span text:style-name="T24"/></text:p>
      <text:p text:style-name="P17">Blob storage is critical to this application as it must store original and rendered images as well as intermediate and final<text:span text:style-name="T25"> algorithm state algorithm data. </text:span><text:span text:style-name="T26">The capabilities and costs for S3 make it ideal for use in this component of the application.</text:span><text:span text:style-name="T25"> </text:span><text:span text:style-name="T26">Metadata storage is also of great importance as it allows the front-end to manage user information, control access and provide a way to efficiently display users with information about image render jobs status and rendered images themselves. The database is also used to facilitate coordination between front-end and back-end processes. SimpleDB provides low cost, low management overhead and high scalability which make it attractive for this component of the application.</text:span></text:p>
      <text:p text:style-name="P17"><text:span text:style-name="T26"/></text:p>
      <text:p text:style-name="P18"><text:span text:style-name="T26">Coordination between front-end processes reacting to user requests and the back-end processes which perform the calculations is made very difficult because the computations take such a long time to compute. </text:span><text:span text:style-name="T29">Due to t</text:span><text:span text:style-name="T26">his long delay</text:span><text:span text:style-name="T29"> requests must be processed asynchronously. To distribute the request, AWS SQS is utilized. SQS aggregates the requests from all front end processes into a single message queue which is drained by the back-end processes that check the queue for more work. </text:span></text:p>
      <text:p text:style-name="P18"><text:span text:style-name="T29"/></text:p>
      <text:p text:style-name="P18"><text:span text:style-name="T29">Back-end servers take one request from the queue and processed that thread until either complete of the maximum number of generations has been reached. In the case that the maximum number of generations is reached before reaching the generation or match thresholds, the back-end process will save the intermediate result back to S3, update the database record and place a new record in SQS for further computation of this image with the generation threshold reduced by the number of generations created in the intermediate computation. This helps ensure that a large amount of progress is never lost by a failing process and no task could ever monopolize </text:span><text:span text:style-name="T30">computational resources by occupying a single back-end process and preventing it from computing other tasks. The approximately FIFO nature of SQS means that (most of the time) tasks that came in after a given excessive task will allowed to start processing before the the next phase of the </text:span><text:soft-page-break/><text:span text:style-name="T30">excessive task can begin. This process does cause some measure of overhead, but done much for the robustness of the system as a whole. </text:span></text:p>
      <text:p text:style-name="P18"><text:span text:style-name="T29"/></text:p>
      <text:p text:style-name="P18"><text:span text:style-name="T29">SQS is not actually necessary or by its self sufficient to efficiently coordinate the applications processes. As stated before, the </text:span><text:span text:style-name="T37">S</text:span><text:span text:style-name="T29">impleDB database is responsible for some aspects of coordination and could be extended to handle task distribution as well. Unfortunately, this would require much more logic be built around the database actions to even approach the robustness and performance of SQS. For this reason SQS remains as part of the design for distributing image evolution tasks. However, it is not involved in completing tasks.</text:span></text:p>
      <text:p text:style-name="P18"><text:span text:style-name="T29"/></text:p>
      <text:p text:style-name="P1"><text:span text:style-name="T31">Process</text:span> Details</text:p>
      <text:p text:style-name="P26"><text:span text:style-name="T31">Front-end processes </text:span><text:span text:style-name="T32">perform the role of a typical web server. They create the interface between the end users and the application. The front end process has several functions that it provides for the end user. All of these services will be implemented using as purely transactional design as possible.</text:span></text:p>
      <text:p text:style-name="P26"><text:span text:style-name="T32"/></text:p>
      <text:p text:style-name="P28"><text:span text:style-name="T32">Front-ends will allow users to register, view/edit account information, </text:span><text:span text:style-name="T33">view old image evolutions and those currently in progress, but most importantly it will allow them to request the evolution of a <text:s/>new image. Except for the request for image evolution, these transactions will require only simple database queries and presentation. The image </text:span><text:span text:style-name="T34">evolution</text:span><text:span text:style-name="T33"> request is much more complicated due to the asynchronous nature of this request and that it must got into the SQS queue to be processed. </text:span><text:span text:style-name="T35">The following diagram illustrates this process.</text:span></text:p>
      <text:p text:style-name="P15"><text:span text:style-name="T35"/></text:p>
      <text:p text:style-name="P15"><draw:g text:anchor-type="paragraph" draw:z-index="0" draw:style-name="gr1"><draw:custom-shape draw:style-name="gr2" svg:width="0.5315in" svg:height="0.4953in" svg:x="5.4764in" svg:y="0.8799in"><text:p/><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3" draw:text-style-name="P42" svg:width="0.7921in" svg:height="0.3752in" svg:x="5.5287in" svg:y="0.6146in"><draw:text-box><text:p text:style-name="P42"><text:span text:style-name="T38">User</text:span></text:p></draw:text-box></draw:frame><draw:custom-shape draw:style-name="gr4" svg:width="1.1358in" svg:height="1.0004in" svg:x="1.2335in" svg:y="2.58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44" svg:width="0.8543in" svg:height="0.2815in" svg:x="1.4in" svg:y="3.0319in"><draw:text-box><text:p text:style-name="P43"><text:span text:style-name="T38">S3</text:span></text:p></draw:text-box></draw:frame><draw:g draw:style-name="gr6"><draw:g draw:style-name="gr6"><draw:custom-shape draw:style-name="gr7" svg:width="1.7307in" svg:height="0.8748in" svg:x="2.4181in" svg:y="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8" draw:text-style-name="P43" svg:width="0.6224in" svg:height="0.6394in" draw:transform="skewX (-0.0134390352403563) rotate (-2.48779231579272) translate (3.75376102396543in 1.34041034194647in)" svg:viewBox="0 0 1582 1625" svg:d="m0 1621c99 18 191-29 285-46 85-15 101-130 53-198s-83-157-73-250c9-78 59-148 135-172 88-28 182-19 269-3 81 15 150 80 236 53 75-24 155-57 208-124 53-69 62-160 58-241-4-82-67-144-115-208-54-74-74-165-57-247 19-85 142-89 208-41 69 49 164 66 244 42 69-22 167-91 117-186v0"><text:p/></draw:path><draw:frame draw:style-name="gr9" draw:text-style-name="P44" svg:width="0.5941in" svg:height="0.4496in" svg:x="3.489in" svg:y="1.0843in"><draw:text-box><text:p text:style-name="P44"><text:span text:style-name="T38">Front-end</text:span></text:p></draw:text-box></draw:frame><draw:frame draw:style-name="gr10" draw:text-style-name="P44" svg:width="0.5949in" svg:height="0.4496in" svg:x="2.5598in" svg:y="1.089in"><draw:text-box><text:p text:style-name="P44"><text:span text:style-name="T38">Back-end</text:span></text:p></draw:text-box></draw:frame></draw:g><draw:g draw:style-name="gr6"><draw:custom-shape draw:style-name="gr7" svg:width="1.7307in" svg:height="0.8748in" svg:x="2.3228in" svg:y="0.78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8" draw:text-style-name="P43" svg:width="0.6224in" svg:height="0.6394in" draw:transform="skewX (-0.0134390352403564) rotate (-2.48779231579272) translate (3.65856871627312in 1.28888096581079in)" svg:viewBox="0 0 1582 1625" svg:d="m0 1621c99 18 191-29 285-46 85-15 101-130 53-198s-83-157-73-250c9-78 59-148 135-172 88-28 182-19 269-3 81 15 150 80 236 53 75-24 155-57 208-124 53-69 62-160 58-241-4-82-67-144-115-208-54-74-74-165-57-247 19-85 142-89 208-41 69 49 164 66 244 42 69-22 167-91 117-186v0"><text:p/></draw:path><draw:frame draw:style-name="gr10" draw:text-style-name="P44" svg:width="0.5941in" svg:height="0.4496in" svg:x="3.3937in" svg:y="1.0327in"><draw:text-box><text:p text:style-name="P44"><text:span text:style-name="T38">Front-end</text:span></text:p></draw:text-box></draw:frame><draw:frame draw:style-name="gr9" draw:text-style-name="P44" svg:width="0.5949in" svg:height="0.4496in" svg:x="2.4646in" svg:y="1.037in"><draw:text-box><text:p text:style-name="P44"><text:span text:style-name="T38">Back-end</text:span></text:p></draw:text-box></draw:frame></draw:g><draw:g draw:style-name="gr6"><draw:custom-shape draw:style-name="gr7" svg:width="1.7307in" svg:height="0.8748in" svg:x="2.2362in" svg:y="0.7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8" draw:text-style-name="P43" svg:width="0.6224in" svg:height="0.6394in" draw:transform="skewX (-0.0134390352403564) rotate (-2.48779231579272) translate (3.57203025473466in 1.23483341886954in)" svg:viewBox="0 0 1582 1625" svg:d="m0 1621c99 18 191-29 285-46 85-15 101-130 53-198s-83-157-73-250c9-78 59-148 135-172 88-28 182-19 269-3 81 15 150 80 236 53 75-24 155-57 208-124 53-69 62-160 58-241-4-82-67-144-115-208-54-74-74-165-57-247 19-85 142-89 208-41 69 49 164 66 244 42 69-22 167-91 117-186v0"><text:p/></draw:path><draw:frame draw:style-name="gr9" draw:text-style-name="P44" svg:width="0.5949in" svg:height="0.4496in" svg:x="3.3071in" svg:y="0.9783in"><draw:text-box><text:p text:style-name="P44"><text:span text:style-name="T38">Front-end</text:span></text:p></draw:text-box></draw:frame><draw:frame draw:style-name="gr10" draw:text-style-name="P44" svg:width="0.5949in" svg:height="0.4496in" svg:x="2.378in" svg:y="0.9835in"><draw:text-box><text:p text:style-name="P44"><text:span text:style-name="T38">Back-end</text:span></text:p></draw:text-box></draw:frame></draw:g></draw:g><draw:custom-shape draw:style-name="gr4" svg:width="1.1358in" svg:height="1.0004in" svg:x="3.2437in" svg:y="2.58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svg:width="1.1358in" svg:height="1.0004in" svg:x="0.5146in" svg:y="0.7346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1" draw:text-style-name="P44" svg:width="0.6358in" svg:height="0.313in" svg:x="0.7646in" svg:y="1.1508in"><draw:text-box><text:p text:style-name="P43"><text:span text:style-name="T38">SQS</text:span></text:p></draw:text-box></draw:frame><draw:frame draw:style-name="gr11" draw:text-style-name="P44" svg:width="0.6358in" svg:height="0.4496in" svg:x="3.5354in" svg:y="2.9673in"><draw:text-box><text:p text:style-name="P43"><text:span text:style-name="T38">SimpleDB</text:span></text:p></draw:text-box></draw:frame><draw:line draw:style-name="gr12" draw:text-style-name="P43" svg:x1="5.4768in" svg:y1="1.0047in" svg:x2="4.2024in" svg:y2="1.0776in"><text:p/></draw:line><draw:line draw:style-name="gr13" draw:text-style-name="P43" svg:x1="4.2437in" svg:y1="1.3071in" svg:x2="5.4in" svg:y2="1.2343in"><text:p/></draw:line><draw:line draw:style-name="gr13" draw:text-style-name="P43" svg:x1="3.5146in" svg:y1="1.7756in" svg:x2="3.9937in" svg:y2="2.7028in"><text:p/></draw:line><draw:path draw:style-name="gr13" draw:text-style-name="P43" svg:width="1.128in" svg:height="2.3772in" draw:transform="rotate (1.98897721557274) translate (1.4755277731252in 1.6540510066381in)" svg:viewBox="0 0 2866 6039" svg:d="m0 6015c326 95 650-112 849-347 185-218 329-471 440-730 113-261 251-489 406-718 162-237 265-478 406-717 157-266 232-574 376-846 137-259 179-546 223-828 43-277 188-545 164-824-28-317-251-606-522-782l-220-156-86-67"><text:p/></draw:path><draw:path draw:style-name="gr13" draw:text-style-name="P43" svg:width="0.5642in" svg:height="1.3063in" draw:transform="rotate (-1.46014245221846) translate (2.42451796086233in 1.59010424473695in)" svg:viewBox="0 0 1434 3319" svg:d="m0 3310c269-26 564 83 809-96 248-180 305-488 404-754 93-250 111-522 192-777 94-293-66-554-93-836-38-391-492-351-707-584l-249-161-201-102"><text:p/></draw:path><draw:line draw:style-name="gr13" draw:text-style-name="P43" svg:x1="2.765in" svg:y1="1.7134in" svg:x2="1.9524in" svg:y2="2.7343in"><text:p/></draw:line><draw:line draw:style-name="gr13" draw:text-style-name="P43" svg:x1="2.8898in" svg:y1="1.7134in" svg:x2="3.6606in" svg:y2="2.7031in"><text:p/></draw:line><draw:frame draw:style-name="gr14" svg:width="0.8335in" svg:height="0.3843in" svg:x="4.4937in" svg:y="0.6508in"><draw:text-box><text:p>1) Evolve Request</text:p></draw:text-box></draw:frame><draw:frame draw:style-name="gr15" svg:width="1.0835in" svg:height="0.4169in" svg:x="4.4in" svg:y="1.3902in"><draw:text-box><text:p>3) Please wait reply</text:p></draw:text-box></draw:frame><draw:frame draw:style-name="gr16" svg:width="2.2189in" svg:height="0.3843in" svg:x="4.0563in" svg:y="2.0772in"><draw:text-box><text:p>2a) Aquire next imgId, put img item and fill in basic attributes</text:p></draw:text-box></draw:frame><draw:frame draw:style-name="gr17" svg:width="1.6567in" svg:height="0.3843in" svg:x="0.7335in" svg:y="0.1091in"><draw:text-box><text:p>2b) add request message to queue</text:p></draw:text-box></draw:frame><draw:frame draw:style-name="gr18" svg:width="1.5004in" svg:height="0.4795in" svg:x="0.0772in" svg:y="1.9319in"><draw:text-box><text:p>4) read request message from queue</text:p></draw:text-box></draw:frame><draw:frame draw:style-name="gr19" svg:width="0.7189in" svg:height="0.9594in" svg:x="2.5252in" svg:y="2.1453in"><draw:text-box><text:p>5) put file on S3 and write back URIs to DB</text:p></draw:text-box></draw:frame></draw:g><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5"/></text:p>
      <text:p text:style-name="P15"><text:span text:style-name="T33"/></text:p>
      <text:p text:style-name="P15"><text:span text:style-name="T31"/></text:p>
      <text:p text:style-name="P15"><text:span text:style-name="T31"/></text:p>
      <text:p text:style-name="P27"><text:span text:style-name="T36">System concurrency and weak consistency in SQS, S3 and SimpleDB allow for rare, but potentially damaging race conditions. For this reason each request is given a unique Id that is written to the database on commit of evolved image. By using this request Id and conditional puts, conditions these can be avoided.</text:span></text:p>
      <text:p text:style-name="P15"><text:span text:style-name="T31"/></text:p>
      <text:p text:style-name="P15"><text:span text:style-name="T31"/></text:p>
      <text:p text:style-name="Standard"/>
      <text:p text:style-name="P4"><text:span text:style-name="T18">Data Storage</text:span></text:p>
      <text:p text:style-name="P22"><text:span text:style-name="T18">Image and Generational data will be stored in Amazon S3. The proposed structure will be as follows. Files will be placed into a flat directory structure inside a single bucket (no folders). Files </text:span><text:soft-page-break/><text:span text:style-name="T18">will be named as follows. </text:span></text:p>
      <text:p text:style-name="P22"><text:span text:style-name="T18"/></text:p>
      <text:p text:style-name="P22"><text:span text:style-name="T18">Original and rendered images will be stored ad Portable Network Graphic (.png) files. </text:span><text:span text:style-name="T25">Original images of different format or excessive size will be converted/scaled before being placed into storage and used for computation. Algorithm state</text:span><text:span text:style-name="T18"> data will be archived </text:span><text:span text:style-name="T19">using tar and then gzip compressed into a </text:span><text:span text:style-name="T22">'</text:span><text:span text:style-name="T19">.tgz</text:span><text:span text:style-name="T22">'</text:span><text:span text:style-name="T19"> file. Depending on implementation effort, this may be amended to </text:span><text:span text:style-name="T22">'</text:span><text:span text:style-name="T19">.zip</text:span><text:span text:style-name="T22">'</text:span><text:span text:style-name="T19">, </text:span><text:span text:style-name="T22">'</text:span><text:span text:style-name="T19">.tbz</text:span><text:span text:style-name="T22">'</text:span><text:span text:style-name="T19">, or </text:span><text:span text:style-name="T22">'</text:span><text:span text:style-name="T19">.tlz</text:span><text:span text:style-name="T22">'</text:span><text:span text:style-name="T19"> file.</text:span></text:p>
      <text:p text:style-name="P23"><text:span text:style-name="T18"/></text:p>
      <text:p text:style-name="P22"><text:span text:style-name="T19">Naming scheme is as follows: Note that all files are related so some item in the database. Attributes of the database item are using in the naming scheme. In the following {imgId} means that that portion of the file name will be replaced with the database attribute value.</text:span></text:p>
      <text:p text:style-name="P9"><text:span text:style-name="T18"/></text:p>
      <text:p text:style-name="P9"><text:span text:style-name="T18">Original Images will be named as: {imgId}_o.png</text:span></text:p>
      <text:p text:style-name="P9"><text:span text:style-name="T18">Rendered images will be named as: {imgId}_r.png</text:span></text:p>
      <text:p text:style-name="P10"><text:span text:style-name="T19">Generational data will be named as: {imgId}_g.tgz</text:span></text:p>
      <text:p text:style-name="Standard"/>
      <text:p text:style-name="P2"><text:span text:style-name="T9">Database </text:span><text:span text:style-name="T18">D</text:span><text:span text:style-name="T9">esign</text:span></text:p>
      <text:p text:style-name="P20"><text:span text:style-name="T9">After careful consideration, it was decided that </text:span><text:span text:style-name="T10">a database would be required to power the front-end and provide permanent metadata storage. </text:span><text:span text:style-name="T11">Of the options provided it was determined that AWS </text:span><text:span text:style-name="T14">AWS </text:span><text:span text:style-name="T11">SimpleDB provided the best ratio of functionality, scalability and cost for this </text:span><text:span text:style-name="T14">application</text:span><text:span text:style-name="T11">.</text:span></text:p>
      <text:p text:style-name="P20"><text:span text:style-name="T11"/></text:p>
      <text:p text:style-name="P21"><text:span text:style-name="T11"><text:s/></text:span><text:span text:style-name="T14">Simple</text:span><text:span text:style-name="T15">DB does not require a formal design or schema of the database. However, it is helpful to structure it and define it strictly </text:span><text:span text:style-name="T16">to interface more clearly with the application code</text:span><text:span text:style-name="T15">. </text:span><text:span text:style-name="T11">The data</text:span><text:span text:style-name="T15">base</text:span><text:span text:style-name="T11"> model for this ap</text:span><text:span text:style-name="T12">plication</text:span><text:span text:style-name="T11"> is very simple. </text:span><text:span text:style-name="T15">The database model </text:span><text:span text:style-name="T11">contains </text:span><text:span text:style-name="T12">two</text:span><text:span text:style-name="T11"> domain</text:span><text:span text:style-name="T12">s: </text:span><text:span text:style-name="T17">ImgEvo_</text:span><text:span text:style-name="T12">users and </text:span><text:span text:style-name="T17">ImgEvo_</text:span><text:span text:style-name="T12">images. Database </text:span><text:span text:style-name="T16">attributes and their properties</text:span><text:span text:style-name="T12"> for each domain </text:span><text:span text:style-name="T16">are</text:span><text:span text:style-name="T12"> listed below.</text:span></text:p>
      <text:p text:style-name="P6"><text:span text:style-name="T12"/></text:p>
      <text:p text:style-name="P7"><text:span text:style-name="T12">Domain: user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text:span text:style-name="T12">Attribute</text:span></text:p>
          </table:table-cell>
          <table:table-cell table:style-name="Table1.A1" office:value-type="string">
            <text:p text:style-name="P37"><text:span text:style-name="T15">Multi-value</text:span></text:p>
          </table:table-cell>
          <table:table-cell table:style-name="Table1.A1" office:value-type="string">
            <text:p text:style-name="P35"><text:span text:style-name="T12">Value </text:span><text:span text:style-name="T13">description</text:span></text:p>
          </table:table-cell>
          <table:table-cell table:style-name="Table1.D1" office:value-type="string">
            <text:p text:style-name="P38"><text:span text:style-name="T18">Avg Bytes</text:span></text:p>
          </table:table-cell>
        </table:table-row>
        <table:table-row>
          <table:table-cell table:style-name="Table1.A2" office:value-type="string">
            <text:p text:style-name="P36"><text:span text:style-name="T13">userId</text:span></text:p>
          </table:table-cell>
          <table:table-cell table:style-name="Table1.A2" office:value-type="string">
            <text:p text:style-name="P37"><text:span text:style-name="T15">false</text:span></text:p>
          </table:table-cell>
          <table:table-cell table:style-name="Table1.A2" office:value-type="string">
            <text:p text:style-name="P36"><text:span text:style-name="T13">Apha</text:span><text:span text:style-name="T15">-n</text:span><text:span text:style-name="T13">umeric unique identifier</text:span></text:p>
          </table:table-cell>
          <table:table-cell table:style-name="Table1.D2" office:value-type="string">
            <text:p text:style-name="P38"><text:span text:style-name="T18">12</text:span></text:p>
          </table:table-cell>
        </table:table-row>
        <table:table-row>
          <table:table-cell table:style-name="Table1.A2" office:value-type="string">
            <text:p text:style-name="P35"><text:span text:style-name="T12">user</text:span><text:span text:style-name="T13">N</text:span><text:span text:style-name="T12">ame</text:span></text:p>
          </table:table-cell>
          <table:table-cell table:style-name="Table1.A2" office:value-type="string">
            <text:p text:style-name="P37"><text:span text:style-name="T15">false</text:span></text:p>
          </table:table-cell>
          <table:table-cell table:style-name="Table1.A2" office:value-type="string">
            <text:p text:style-name="P35"><text:span text:style-name="T13">Unique; </text:span><text:span text:style-name="T12">Valid email address (address tags okay)</text:span></text:p>
          </table:table-cell>
          <table:table-cell table:style-name="Table1.D2" office:value-type="string">
            <text:p text:style-name="P39"><text:span text:style-name="T19">32</text:span></text:p>
          </table:table-cell>
        </table:table-row>
        <table:table-row>
          <table:table-cell table:style-name="Table1.A2" office:value-type="string">
            <text:p text:style-name="P35"><text:span text:style-name="T12">email</text:span></text:p>
          </table:table-cell>
          <table:table-cell table:style-name="Table1.A2" office:value-type="string">
            <text:p text:style-name="P37"><text:span text:style-name="T15">false</text:span></text:p>
          </table:table-cell>
          <table:table-cell table:style-name="Table1.A2" office:value-type="string">
            <text:p text:style-name="P35"><text:span text:style-name="T12">Valid email address (address tags okay</text:span><text:span text:style-name="T13">)</text:span></text:p>
          </table:table-cell>
          <table:table-cell table:style-name="Table1.D2" office:value-type="string">
            <text:p text:style-name="P39"><text:span text:style-name="T19">32</text:span></text:p>
          </table:table-cell>
        </table:table-row>
        <table:table-row>
          <table:table-cell table:style-name="Table1.A2" office:value-type="string">
            <text:p text:style-name="P35"><text:span text:style-name="T12">passHash</text:span></text:p>
          </table:table-cell>
          <table:table-cell table:style-name="Table1.A2" office:value-type="string">
            <text:p text:style-name="P37"><text:span text:style-name="T15">false</text:span></text:p>
          </table:table-cell>
          <table:table-cell table:style-name="Table1.A2" office:value-type="string">
            <text:p text:style-name="P36"><text:span text:style-name="T13">Hash of user password+salt; </text:span><text:span text:style-name="T21">SHA-1; </text:span><text:span text:style-name="T20">base64 encoded</text:span></text:p>
          </table:table-cell>
          <table:table-cell table:style-name="Table1.D2" office:value-type="string">
            <text:p text:style-name="P40"><text:span text:style-name="T20">27</text:span></text:p>
          </table:table-cell>
        </table:table-row>
        <table:table-row>
          <table:table-cell table:style-name="Table1.A2" office:value-type="string">
            <text:p text:style-name="P35"><text:span text:style-name="T12">passSalt</text:span></text:p>
          </table:table-cell>
          <table:table-cell table:style-name="Table1.A2" office:value-type="string">
            <text:p text:style-name="P37"><text:span text:style-name="T15">false</text:span></text:p>
          </table:table-cell>
          <table:table-cell table:style-name="Table1.A2" office:value-type="string">
            <text:p text:style-name="P36"><text:span text:style-name="T13">Salt used in passHash calculation; </text:span><text:span text:style-name="T21">6 byte;</text:span><text:span text:style-name="T13"> </text:span><text:span text:style-name="T20">base64 encoded</text:span></text:p>
          </table:table-cell>
          <table:table-cell table:style-name="Table1.D2" office:value-type="string">
            <text:p text:style-name="P40"><text:span text:style-name="T20">8</text:span></text:p>
          </table:table-cell>
        </table:table-row>
      </table:table>
      <text:p text:style-name="P7"><text:span text:style-name="T12"/></text:p>
      <text:p text:style-name="P8"><text:span text:style-name="T12">Domain: </text:span><text:span text:style-name="T15">image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text:span text:style-name="T12">Attribute</text:span></text:p>
          </table:table-cell>
          <table:table-cell table:style-name="Table2.A1" office:value-type="string">
            <text:p text:style-name="P37"><text:span text:style-name="T15">Multi-value</text:span></text:p>
          </table:table-cell>
          <table:table-cell table:style-name="Table2.A1" office:value-type="string">
            <text:p text:style-name="P37"><text:span text:style-name="T12">Value </text:span><text:span text:style-name="T13">description</text:span></text:p>
          </table:table-cell>
          <table:table-cell table:style-name="Table2.D1" office:value-type="string">
            <text:p text:style-name="P38"><text:span text:style-name="T18">Avg Bytes</text:span></text:p>
          </table:table-cell>
        </table:table-row>
        <table:table-row>
          <table:table-cell table:style-name="Table2.A2" office:value-type="string">
            <text:p text:style-name="P37"><text:span text:style-name="T15">img</text:span><text:span text:style-name="T13">Id</text:span></text:p>
          </table:table-cell>
          <table:table-cell table:style-name="Table2.A2" office:value-type="string">
            <text:p text:style-name="P37"><text:span text:style-name="T15">false</text:span></text:p>
          </table:table-cell>
          <table:table-cell table:style-name="Table2.A2" office:value-type="string">
            <text:p text:style-name="P37"><text:span text:style-name="T13">Apha</text:span><text:span text:style-name="T15">-n</text:span><text:span text:style-name="T13">umeric unique identifier </text:span><text:span text:style-name="T28">of image</text:span></text:p>
          </table:table-cell>
          <table:table-cell table:style-name="Table2.D2" office:value-type="string">
            <text:p text:style-name="P38"><text:span text:style-name="T18">12</text:span></text:p>
          </table:table-cell>
        </table:table-row>
        <table:table-row>
          <table:table-cell table:style-name="Table2.A2" office:value-type="string">
            <text:p text:style-name="P41"><text:span text:style-name="T27">latestReqId</text:span></text:p>
          </table:table-cell>
          <table:table-cell table:style-name="Table2.A2" office:value-type="string">
            <text:p text:style-name="P41"><text:span text:style-name="T27">false</text:span></text:p>
          </table:table-cell>
          <table:table-cell table:style-name="Table2.A2" office:value-type="string">
            <text:p text:style-name="P37"><text:span text:style-name="T13">Apha</text:span><text:span text:style-name="T15">-n</text:span><text:span text:style-name="T13">umeric unique identifier </text:span><text:span text:style-name="T28">last request to compute this image.</text:span></text:p>
          </table:table-cell>
          <table:table-cell table:style-name="Table2.D2" office:value-type="string">
            <text:p text:style-name="P41"><text:span text:style-name="T27">12</text:span></text:p>
          </table:table-cell>
        </table:table-row>
        <table:table-row>
          <table:table-cell table:style-name="Table2.A2" office:value-type="string">
            <text:p text:style-name="P37"><text:span text:style-name="T15">origImgURI</text:span></text:p>
          </table:table-cell>
          <table:table-cell table:style-name="Table2.A2" office:value-type="string">
            <text:p text:style-name="P37"><text:span text:style-name="T15">false</text:span></text:p>
          </table:table-cell>
          <table:table-cell table:style-name="Table2.A2" office:value-type="string">
            <text:p text:style-name="P37"><text:span text:style-name="T15">URI to original target image (stored in S3)</text:span></text:p>
          </table:table-cell>
          <table:table-cell table:style-name="Table2.D2" office:value-type="string">
            <text:p text:style-name="P39"><text:span text:style-name="T19">64</text:span></text:p>
          </table:table-cell>
        </table:table-row>
        <table:table-row>
          <table:table-cell table:style-name="Table2.A2" office:value-type="string">
            <text:p text:style-name="P37"><text:span text:style-name="T15">imgURI</text:span></text:p>
          </table:table-cell>
          <table:table-cell table:style-name="Table2.A2" office:value-type="string">
            <text:p text:style-name="P37"><text:span text:style-name="T15">false</text:span></text:p>
          </table:table-cell>
          <table:table-cell table:style-name="Table2.A2" office:value-type="string">
            <text:p text:style-name="P37"><text:span text:style-name="T15">URI to rendered image of generated </text:span></text:p>
          </table:table-cell>
          <table:table-cell table:style-name="Table2.D2" office:value-type="string">
            <text:p text:style-name="P39"><text:span text:style-name="T19">64</text:span></text:p>
          </table:table-cell>
        </table:table-row>
        <table:table-row>
          <table:table-cell table:style-name="Table2.A2" office:value-type="string">
            <text:p text:style-name="P37"><text:span text:style-name="T15">imgGenURI</text:span></text:p>
          </table:table-cell>
          <table:table-cell table:style-name="Table2.A2" office:value-type="string">
            <text:p text:style-name="P37"><text:span text:style-name="T15">false</text:span></text:p>
          </table:table-cell>
          <table:table-cell table:style-name="Table2.A2" office:value-type="string">
            <text:p text:style-name="P37"><text:span text:style-name="T12">Valid email address (address tags okay</text:span><text:span text:style-name="T13">)</text:span></text:p>
          </table:table-cell>
          <table:table-cell table:style-name="Table2.D2" office:value-type="string">
            <text:p text:style-name="P39"><text:span text:style-name="T19">64</text:span></text:p>
          </table:table-cell>
        </table:table-row>
        <table:table-row table:style-name="Table2.7">
          <table:table-cell table:style-name="Table2.A2" office:value-type="string">
            <text:p text:style-name="P37"><text:span text:style-name="T15">owner</text:span></text:p>
          </table:table-cell>
          <table:table-cell table:style-name="Table2.A2" office:value-type="string">
            <text:p text:style-name="P37"><text:span text:style-name="T15">true</text:span></text:p>
          </table:table-cell>
          <table:table-cell table:style-name="Table2.A2" office:value-type="string">
            <text:p text:style-name="P37"><text:span text:style-name="T15">userId values of users that have owner rights to this image</text:span></text:p>
          </table:table-cell>
          <table:table-cell table:style-name="Table2.D2" office:value-type="string">
            <text:p text:style-name="P40"><text:span text:style-name="T20">24</text:span></text:p>
          </table:table-cell>
        </table:table-row>
        <table:table-row>
          <table:table-cell table:style-name="Table2.A2" office:value-type="string">
            <text:p text:style-name="P37"><text:span text:style-name="T15">sharedTo</text:span></text:p>
          </table:table-cell>
          <table:table-cell table:style-name="Table2.A2" office:value-type="string">
            <text:p text:style-name="P37"><text:span text:style-name="T15">true</text:span></text:p>
          </table:table-cell>
          <table:table-cell table:style-name="Table2.A2" office:value-type="string">
            <text:p text:style-name="P37"><text:span text:style-name="T15">userId values of users that have viewer rights to this image</text:span></text:p>
          </table:table-cell>
          <table:table-cell table:style-name="Table2.D2" office:value-type="string">
            <text:p text:style-name="P39"><text:span text:style-name="T19">96</text:span></text:p>
          </table:table-cell>
        </table:table-row>
        <text:soft-page-break/>
        <table:table-row>
          <table:table-cell table:style-name="Table2.A2" office:value-type="string">
            <text:p text:style-name="P37"><text:span text:style-name="T15">public</text:span></text:p>
          </table:table-cell>
          <table:table-cell table:style-name="Table2.A2" office:value-type="string">
            <text:p text:style-name="P37"><text:span text:style-name="T15">false</text:span></text:p>
          </table:table-cell>
          <table:table-cell table:style-name="Table2.A2" office:value-type="string">
            <text:p text:style-name="P37"><text:span text:style-name="T15">Boolean </text:span><text:span text:style-name="T19">(0/1)</text:span><text:span text:style-name="T15">, if image should be made unprotected (stored as public in S3)</text:span></text:p>
          </table:table-cell>
          <table:table-cell table:style-name="Table2.D2" office:value-type="string">
            <text:p text:style-name="P39"><text:span text:style-name="T19">1</text:span></text:p>
          </table:table-cell>
        </table:table-row>
      </table:table>
      <text:p text:style-name="P8"/>
      <text:p text:style-name="P19"><text:span text:style-name="T20">The most critical limitation to SimpleDB is the limitation of 10 GB of data storage per domain. Assuming that the average number of owners of a document will be 2 and the average number of viewers per document will be 8 the following estimations are possible.</text:span></text:p>
      <text:p text:style-name="P19"><text:span text:style-name="T20">It is estimated that a single user domain could support up to 90 million users before requiring a split while the image domain could support up to </text:span><text:span text:style-name="T28">29</text:span><text:span text:style-name="T20"> million images. Though it would add some code complexity, splitting either or both domains would be a simple task.</text:span></text:p>
      <text:p text:style-name="Standard"/>
      <text:p text:style-name="P3"><text:span text:style-name="T4">SQS message format</text:span></text:p>
      <text:p text:style-name="P24"><text:span text:style-name="T4">Encoded with JSON syntax. Two types of messages are used to coordinate generation of evolved images and making these images available to the. </text:span></text:p>
      <text:p text:style-name="P24"><text:span text:style-name="T4"/></text:p>
      <text:p text:style-name="P24"><text:span text:style-name="T7">The first type is placed into SQS to request one of the </text:span><text:span text:style-name="T7">back-end threads to perform an evolution. The JSON schema is as follows.</text:span></text:p>
      <text:p text:style-name="P30"><text:span text:style-name="T5"/></text:p>
      <text:p text:style-name="P31"><text:span text:style-name="T5">{</text:span></text:p>
      <text:p text:style-name="P31"><text:span text:style-name="T5"><text:tab/>"name": "</text:span><text:span text:style-name="T8">e</text:span><text:span text:style-name="T5">volveImgRequest",</text:span></text:p>
      <text:p text:style-name="P31"><text:span text:style-name="T5"><text:tab/>"properties": {</text:span></text:p>
      <text:p text:style-name="P31"><text:span text:style-name="T5"><text:tab/><text:tab/>"</text:span><text:span text:style-name="T8">requestI</text:span><text:span text:style-name="T5">d": {</text:span></text:p>
      <text:p text:style-name="P31"><text:span text:style-name="T5"><text:tab/><text:tab/><text:tab/>"type": "string",</text:span></text:p>
      <text:p text:style-name="P31"><text:span text:style-name="T5"><text:tab/><text:tab/><text:tab/>"description": "</text:span><text:span text:style-name="T23">U</text:span><text:span text:style-name="T5">nique identifier of the request. Matches a <text:tab/><text:tab/><text:tab/><text:tab/><text:tab/><text:tab/>database entry for a user for this request",</text:span></text:p>
      <text:p text:style-name="P31"><text:span text:style-name="T5"><text:tab/><text:tab/><text:tab/>"required": true</text:span></text:p>
      <text:p text:style-name="P31"><text:span text:style-name="T5"><text:tab/><text:tab/>},</text:span></text:p>
      <text:p text:style-name="P31"><text:span text:style-name="T5"><text:tab/><text:tab/>"img</text:span><text:span text:style-name="T6">U</text:span><text:span text:style-name="T5">ri": {</text:span></text:p>
      <text:p text:style-name="P31"><text:span text:style-name="T5"><text:tab/><text:tab/><text:tab/>"type": "string",</text:span></text:p>
      <text:p text:style-name="P31"><text:span text:style-name="T5"><text:tab/><text:tab/><text:tab/>"description": "</text:span><text:span text:style-name="T23">O</text:span><text:span text:style-name="T5">riginal image for evolution target",</text:span></text:p>
      <text:p text:style-name="P31"><text:span text:style-name="T5"><text:tab/><text:tab/><text:tab/>"required": true</text:span></text:p>
      <text:p text:style-name="P31"><text:span text:style-name="T5"><text:tab/><text:tab/>},</text:span></text:p>
      <text:p text:style-name="P32"><text:span text:style-name="T5"><text:tab/><text:tab/>"</text:span><text:span text:style-name="T6">baseGenUri</text:span><text:span text:style-name="T5">": {</text:span></text:p>
      <text:p text:style-name="P32"><text:span text:style-name="T5"><text:tab/><text:tab/><text:tab/>"type": "string",</text:span></text:p>
      <text:p text:style-name="P32"><text:span text:style-name="T5"><text:tab/><text:tab/><text:tab/>"description": "</text:span><text:span text:style-name="T23">E</text:span><text:span text:style-name="T6">xisting generation to start evolution from</text:span><text:span text:style-name="T5">",</text:span></text:p>
      <text:p text:style-name="P32"><text:span text:style-name="T5"><text:tab/><text:tab/><text:tab/>"required": </text:span><text:span text:style-name="T6">false</text:span></text:p>
      <text:p text:style-name="P32"><text:span text:style-name="T5"><text:tab/><text:tab/>},</text:span></text:p>
      <text:p text:style-name="P32"><text:span text:style-name="T5"/></text:p>
      <text:p text:style-name="P33"><text:span text:style-name="T5"><text:tab/><text:tab/>"</text:span><text:span text:style-name="T7">matchThreshold</text:span><text:span text:style-name="T5">": {</text:span></text:p>
      <text:p text:style-name="P33"><text:span text:style-name="T5"><text:tab/><text:tab/><text:tab/>"type": "</text:span><text:span text:style-name="T7">number</text:span><text:span text:style-name="T5">",</text:span></text:p>
      <text:p text:style-name="P33"><text:span text:style-name="T5"><text:tab/><text:tab/><text:tab/>"description": "</text:span><text:span text:style-name="T7">Condition to terminate after evolved image <text:tab/><text:tab/><text:tab/><text:tab/><text:tab/><text:tab/><text:tab/>matches the original by at least the given <text:tab/><text:tab/><text:tab/><text:tab/><text:tab/><text:tab/>percentage</text:span><text:span text:style-name="T5">",</text:span></text:p>
      <text:p text:style-name="P33"><text:span text:style-name="T5"><text:tab/><text:tab/><text:tab/>"required": </text:span><text:span text:style-name="T7">true</text:span></text:p>
      <text:p text:style-name="P33"><text:span text:style-name="T5"><text:tab/><text:tab/>},</text:span></text:p>
      <text:p text:style-name="P33"><text:span text:style-name="T5"/></text:p>
      <text:p text:style-name="P33"><text:span text:style-name="T5"><text:tab/><text:tab/>"</text:span><text:span text:style-name="T7">genThreshold</text:span><text:span text:style-name="T5">": {</text:span></text:p>
      <text:p text:style-name="P33"><text:span text:style-name="T5"><text:tab/><text:tab/><text:tab/>"type": "</text:span><text:span text:style-name="T7">number</text:span><text:span text:style-name="T5">",</text:span></text:p>
      <text:p text:style-name="P33"><text:span text:style-name="T5"><text:tab/><text:tab/><text:tab/>"description": "</text:span><text:span text:style-name="T7">Condition to terminate after evolved image has <text:tab/><text:tab/><text:tab/><text:tab/><text:tab/><text:tab/>gone the given number of generations</text:span><text:span text:style-name="T5">",</text:span></text:p>
      <text:p text:style-name="P33"><text:span text:style-name="T5"><text:tab/><text:tab/><text:tab/>"required": </text:span><text:span text:style-name="T7">true</text:span></text:p>
      <text:p text:style-name="P33"><text:span text:style-name="T5"><text:tab/><text:tab/>},</text:span></text:p>
      <text:p text:style-name="P33"><text:span text:style-name="T5"><text:tab/><text:tab/>"</text:span><text:span text:style-name="T7">strictEvolve</text:span><text:span text:style-name="T5">": {</text:span></text:p>
      <text:p text:style-name="P33"><text:span text:style-name="T5"><text:tab/><text:tab/><text:tab/>"type": "</text:span><text:span text:style-name="T7">boolean</text:span><text:span text:style-name="T5">",</text:span></text:p>
      <text:p text:style-name="P33"><text:span text:style-name="T5"><text:tab/><text:tab/><text:tab/>"description": "</text:span><text:span text:style-name="T23">F</text:span><text:span text:style-name="T7">lag if both matchThreshold and genThreshold <text:tab/><text:tab/><text:tab/><text:tab/><text:tab/><text:tab/>must be satiffied before evolution is <text:tab/><text:tab/><text:tab/><text:tab/><text:tab/><text:tab/><text:tab/>complete</text:span><text:span text:style-name="T5">",</text:span></text:p>
      <text:p text:style-name="P33"><text:span text:style-name="T5"><text:tab/><text:tab/><text:tab/>"required": </text:span><text:span text:style-name="T7">true</text:span></text:p>
      <text:p text:style-name="P33"><text:span text:style-name="T5"><text:tab/><text:tab/>}</text:span></text:p>
      <text:p text:style-name="P33"><text:span text:style-name="T7"><text:tab/>}</text:span></text:p>
      <text:p text:style-name="P33"><text:span text:style-name="T7">}</text:span></text:p>
      <text:p text:style-name="Standard"><text:soft-page-break/></text:p>
      <text:p text:style-name="P25"><text:span text:style-name="T8">If later required, another type of message may be used by back-end threads to notify front-end threads and cause database write-back of finished completed evolution status. At this time it does not appear that this will be required as it would be best if the back-ends communicate this asynchronously through the database to waiting front-end threads.</text:span></text:p>
      <text:p text:style-name="P5"><text:span text:style-name="T8"/></text:p>
      <text:p text:style-name="P34"><text:span text:style-name="T5">{</text:span></text:p>
      <text:p text:style-name="P34"><text:span text:style-name="T5"><text:tab/>"name": "</text:span><text:span text:style-name="T8">e</text:span><text:span text:style-name="T5">volveImgR</text:span><text:span text:style-name="T8">eply</text:span><text:span text:style-name="T5">",</text:span></text:p>
      <text:p text:style-name="P34"><text:span text:style-name="T5"><text:tab/>"properties": {</text:span></text:p>
      <text:p text:style-name="P34"><text:span text:style-name="T5"><text:tab/><text:tab/>"</text:span><text:span text:style-name="T8">requestI</text:span><text:span text:style-name="T5">d": {</text:span></text:p>
      <text:p text:style-name="P34"><text:span text:style-name="T5"><text:tab/><text:tab/><text:tab/>"type": "string",</text:span></text:p>
      <text:p text:style-name="P34"><text:span text:style-name="T5"><text:tab/><text:tab/><text:tab/>"description": "</text:span><text:span text:style-name="T8">U</text:span><text:span text:style-name="T5">nique identifier of the request. Matches a <text:tab/><text:tab/><text:tab/><text:tab/><text:tab/><text:tab/>database entry for a user for this request. <text:tab/><text:tab/><text:tab/><text:tab/><text:tab/><text:tab/></text:span><text:span text:style-name="T8">Will also match a preceeding <text:tab/><text:tab/><text:tab/><text:tab/><text:tab/><text:tab/><text:tab/><text:tab/><text:tab/>evolveImgRequest.</text:span><text:span text:style-name="T5">",</text:span></text:p>
      <text:p text:style-name="P34"><text:span text:style-name="T5"><text:tab/><text:tab/><text:tab/>"required": true</text:span></text:p>
      <text:p text:style-name="P34"><text:span text:style-name="T5"><text:tab/><text:tab/>},</text:span></text:p>
      <text:p text:style-name="P34"><text:span text:style-name="T5"><text:tab/><text:tab/>"img</text:span><text:span text:style-name="T6">U</text:span><text:span text:style-name="T5">ri": {</text:span></text:p>
      <text:p text:style-name="P34"><text:span text:style-name="T5"><text:tab/><text:tab/><text:tab/>"type": "string",</text:span></text:p>
      <text:p text:style-name="P34"><text:span text:style-name="T5"><text:tab/><text:tab/><text:tab/>"description": "</text:span><text:span text:style-name="T8">Resulting evolved image.</text:span><text:span text:style-name="T5">",</text:span></text:p>
      <text:p text:style-name="P34"><text:span text:style-name="T5"><text:tab/><text:tab/><text:tab/>"required": true</text:span></text:p>
      <text:p text:style-name="P34"><text:span text:style-name="T5"><text:tab/><text:tab/>},</text:span></text:p>
      <text:p text:style-name="P34"><text:span text:style-name="T5"><text:tab/><text:tab/>"</text:span><text:span text:style-name="T8">g</text:span><text:span text:style-name="T6">enUri</text:span><text:span text:style-name="T5">": {</text:span></text:p>
      <text:p text:style-name="P34"><text:span text:style-name="T5"><text:tab/><text:tab/><text:tab/>"type": "string",</text:span></text:p>
      <text:p text:style-name="P34"><text:span text:style-name="T5"><text:tab/><text:tab/><text:tab/>"description": "</text:span><text:span text:style-name="T8">Final evolved generation.</text:span><text:span text:style-name="T5">",</text:span></text:p>
      <text:p text:style-name="P34"><text:span text:style-name="T5"><text:tab/><text:tab/><text:tab/>"required": </text:span><text:span text:style-name="T6">false</text:span></text:p>
      <text:p text:style-name="P34"><text:span text:style-name="T5"><text:tab/><text:tab/>}</text:span></text:p>
      <text:p text:style-name="P34"><text:span text:style-name="T7"><text:tab/>}</text:span></text:p>
      <text:p text:style-name="P34"><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 PL KaitiM GB1" svg:font-family="'AR PL KaitiM GB'"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KaitiM GB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0T20:39:59</meta:creation-date>
    <dc:date>2012-10-11T05:34:16</dc:date>
    <meta:editing-duration>PT8H51M48S</meta:editing-duration>
    <meta:editing-cycles>22</meta:editing-cycles>
    <meta:generator>LibreOffice/3.6$Linux_X86_64 LibreOffice_project/360m1$Build-104</meta:generator>
    <meta:document-statistic meta:table-count="2" meta:image-count="0" meta:object-count="0" meta:page-count="5" meta:paragraph-count="150" meta:word-count="1627" meta:character-count="10526" meta:non-whitespace-character-count="8860"/>
  </office:meta>
</office:document-meta>
</file>